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01f7e" officeooo:paragraph-rsid="00001f7e"/>
    </style:style>
    <style:style style:name="P2" style:family="paragraph" style:parent-style-name="Text_20_body">
      <style:text-properties officeooo:rsid="00001f7e" officeooo:paragraph-rsid="00001f7e"/>
    </style:style>
    <style:style style:name="P3" style:family="paragraph" style:parent-style-name="Text_20_body" style:list-style-name="L1">
      <style:text-properties officeooo:rsid="00001f7e" officeooo:paragraph-rsid="00001f7e"/>
    </style:style>
    <style:style style:name="P4" style:family="paragraph" style:parent-style-name="Text_20_body" style:list-style-name="L2">
      <style:text-properties officeooo:rsid="00001f7e" officeooo:paragraph-rsid="00001f7e"/>
    </style:style>
    <style:style style:name="P5" style:family="paragraph" style:parent-style-name="Text_20_body">
      <style:text-properties officeooo:paragraph-rsid="00001f7e"/>
    </style:style>
    <style:style style:name="P6" style:family="paragraph" style:parent-style-name="Text_20_body" style:list-style-name="L1">
      <style:text-properties officeooo:paragraph-rsid="00001f7e"/>
    </style:style>
    <style:style style:name="P7" style:family="paragraph" style:parent-style-name="Text_20_body" style:list-style-name="L2">
      <style:text-properties officeooo:paragraph-rsid="00001f7e"/>
    </style:style>
    <style:style style:name="P8" style:family="paragraph" style:parent-style-name="Title">
      <style:text-properties style:font-name="Liberation Sans" fo:font-size="28pt" fo:font-weight="bold" officeooo:rsid="00001f7e" officeooo:paragraph-rsid="00001f7e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01f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1f7e" style:font-weight-asian="bold" style:font-weight-complex="bold"/>
    </style:style>
    <style:style style:name="T4" style:family="text">
      <style:text-properties fo:font-weight="bold" officeooo:rsid="0001095e" style:font-weight-asian="bold" style:font-weight-complex="bold"/>
    </style:style>
    <style:style style:name="T5" style:family="text">
      <style:text-properties officeooo:rsid="00010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chnical documentation</text:p>
      <text:h text:style-name="P1" text:outline-level="1">Global structure</text:h>
      <text:p text:style-name="P2">The code is organized using the <text:span text:style-name="T2">MVC</text:span> (Model - View - Controller) model. It means there are 3 main packages :</text:p>
      <text:list xml:id="list377504417" text:style-name="L1">
        <text:list-item>
          <text:p text:style-name="P3"><text:span text:style-name="T2">model</text:span> : Contains all objects and data</text:p>
        </text:list-item>
        <text:list-item>
          <text:p text:style-name="P3"><text:span text:style-name="T2">view</text:span> : Allow to display the game</text:p>
        </text:list-item>
        <text:list-item>
          <text:p text:style-name="P6"><text:span text:style-name="T3">control</text:span><text:span text:style-name="T1"> : Allow the user to interact with the game using inputs</text:span></text:p>
        </text:list-item>
      </text:list>
      <text:p text:style-name="P2">And there is a Main.java containing the main loop of the game.</text:p>
      <text:h text:style-name="P1" text:outline-level="1">Model structure</text:h>
      <text:p text:style-name="P5"><text:span text:style-name="T1">The model structure is also splitted <text:s/>in different classes. The more important ones are listed here.</text:span></text:p>
      <text:list xml:id="list3369297208" text:style-name="L2">
        <text:list-item>
          <text:p text:style-name="P7"><text:span text:style-name="T4">Game</text:span><text:span text:style-name="T3">.java</text:span><text:span text:style-name="T1"> : Singleton allowing access to all the data of the game;</text:span></text:p>
        </text:list-item>
        <text:list-item>
          <text:p text:style-name="P4"><text:span text:style-name="T2">TimeBoard.java</text:span> : The board where to move the pawn;</text:p>
        </text:list-item>
        <text:list-item>
          <text:p text:style-name="P4"><text:span text:style-name="T2">Patch.java</text:span> : Immutable record representing a patch;</text:p>
        </text:list-item>
        <text:list-item>
          <text:p text:style-name="P4"><text:span text:style-name="T2">Player.java</text:span> : Contains all data concerning a single player;</text:p>
        </text:list-item>
        <text:list-item>
          <text:p text:style-name="P7"><text:span text:style-name="T3">QuiltBoard.java</text:span><text:span text:style-name="T1"> : Allow manipulation of patches with a player quilt boar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8:43:54.135913409</meta:creation-date>
    <meta:generator>LibreOffice/6.4.7.2$Linux_X86_64 LibreOffice_project/40$Build-2</meta:generator>
    <dc:date>2023-05-08T18:56:12.820302766</dc:date>
    <meta:editing-duration>PT12M17S</meta:editing-duration>
    <meta:editing-cycles>3</meta:editing-cycles>
    <meta:document-statistic meta:table-count="0" meta:image-count="0" meta:object-count="0" meta:page-count="1" meta:paragraph-count="14" meta:word-count="137" meta:character-count="763" meta:non-whitespace-character-count="647"/>
  </office:meta>
</office:document-meta>
</file>